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DejaVu Sans" fo:font-size="14pt" officeooo:rsid="001981e8" officeooo:paragraph-rsid="001981e8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4pt" officeooo:rsid="002146b8" officeooo:paragraph-rsid="002146b8" style:font-size-asian="14pt" style:font-size-complex="14pt"/>
    </style:style>
    <style:style style:name="P3" style:family="paragraph" style:parent-style-name="Standard" style:list-style-name="L1">
      <style:paragraph-properties fo:line-height="150%"/>
      <style:text-properties style:font-name="DejaVu Sans" fo:font-size="14pt" officeooo:rsid="001f29c7" officeooo:paragraph-rsid="001f29c7" style:font-size-asian="14pt" style:font-size-complex="14pt"/>
    </style:style>
    <style:style style:name="P4" style:family="paragraph" style:parent-style-name="Standard" style:list-style-name="L1">
      <style:paragraph-properties fo:line-height="150%"/>
      <style:text-properties style:font-name="DejaVu Sans" fo:font-size="14pt" officeooo:rsid="001f29c7" officeooo:paragraph-rsid="00255329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4pt" officeooo:rsid="001f29c7" officeooo:paragraph-rsid="00255329" style:font-size-asian="14pt" style:font-size-complex="14pt"/>
    </style:style>
    <style:style style:name="P6" style:family="paragraph" style:parent-style-name="Standard" style:list-style-name="L1">
      <style:paragraph-properties fo:line-height="150%"/>
      <style:text-properties style:font-name="DejaVu Sans" fo:font-size="14pt" officeooo:rsid="0022c91c" officeooo:paragraph-rsid="0022c91c" style:font-size-asian="14pt" style:font-size-complex="14pt"/>
    </style:style>
    <style:style style:name="P7" style:family="paragraph" style:parent-style-name="Standard" style:list-style-name="L1">
      <style:paragraph-properties fo:line-height="150%"/>
      <style:text-properties style:font-name="DejaVu Sans" fo:font-size="14pt" officeooo:rsid="00255329" officeooo:paragraph-rsid="00255329" style:font-size-asian="14pt" style:font-size-complex="14pt"/>
    </style:style>
    <style:style style:name="T1" style:family="text">
      <style:text-properties officeooo:rsid="0023a22f"/>
    </style:style>
    <style:style style:name="T2" style:family="text">
      <style:text-properties officeooo:rsid="0025532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Amateur Radio </text:span></text:p>
      <text:p text:style-name="P5">Biography of Gary Hutton</text:p>
      <text:p text:style-name="P2">2024</text:p>
      <text:p text:style-name="P1"/>
      <text:p text:style-name="P1"/>
      <text:p text:style-name="P1"/>
      <text:list text:style-name="L1">
        <text:list-item>
          <text:p text:style-name="P3">Licensed Amateur Radio – Technician 2008</text:p>
        </text:list-item>
        <text:list-item>
          <text:p text:style-name="P6">UCARES – Utah County Amateur Radio Emergency Service</text:p>
          <text:list>
            <text:list-item>
              <text:p text:style-name="P6">Member since 2009</text:p>
            </text:list-item>
            <text:list-item>
              <text:p text:style-name="P6">Completed 4 levels of Certifications 2010</text:p>
            </text:list-item>
            <text:list-item>
              <text:p text:style-name="P6">IS-100a, IS-700a, <text:span text:style-name="T1">IS-800d, IS-317</text:span></text:p>
            </text:list-item>
            <text:list-item>
              <text:p text:style-name="P6">Assistant Emergency Coordinator- AEC 2010-Present</text:p>
            </text:list-item>
            <text:list-item>
              <text:p text:style-name="P6">Interface Committee 2010-2020</text:p>
            </text:list-item>
            <text:list-item>
              <text:p text:style-name="P6">Digital Net Manager 2024</text:p>
            </text:list-item>
          </text:list>
        </text:list-item>
        <text:list-item>
          <text:p text:style-name="P6">Registered with Utah Department of Emergency Service 2008 </text:p>
        </text:list-item>
        <text:list-item>
          <text:p text:style-name="P7">CERT – Community Emergency Response Team</text:p>
          <text:list>
            <text:list-item>
              <text:p text:style-name="P3">Training 2010</text:p>
            </text:list-item>
            <text:list-item>
              <text:p text:style-name="P3"><text:span text:style-name="T2">T</text:span>rainer 2010-2015</text:p>
            </text:list-item>
          </text:list>
        </text:list-item>
        <text:list-item>
          <text:p text:style-name="P3">Upgraded Radio License to General 2018</text:p>
        </text:list-item>
        <text:list-item>
          <text:p text:style-name="P4">Utah County Sheriff Office</text:p>
          <text:list>
            <text:list-item>
              <text:p text:style-name="P4">Emergency Communication Support Team (ECSTeam) 2022</text:p>
            </text:list-item>
          </text:list>
        </text:list-item>
        <text:list-item>
          <text:p text:style-name="P3">Started using the fldigi Suite in 2015</text:p>
        </text:list-item>
        <text:list-item>
          <text:p text:style-name="P3">Started using <text:span text:style-name="T2">W</text:span>inlink email in 2022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8T13:02:33.882000000</meta:creation-date>
    <dc:date>2024-04-21T07:37:07.763000000</dc:date>
    <meta:editing-duration>PT32M</meta:editing-duration>
    <meta:editing-cycles>6</meta:editing-cycles>
    <meta:generator>LibreOffice/24.2.1.2$Windows_X86_64 LibreOffice_project/db4def46b0453cc22e2d0305797cf981b68ef5ac</meta:generator>
    <meta:print-date>2024-04-12T20:59:13.378000000</meta:print-date>
    <meta:document-statistic meta:table-count="0" meta:image-count="0" meta:object-count="0" meta:page-count="1" meta:paragraph-count="20" meta:word-count="107" meta:character-count="660" meta:non-whitespace-character-count="585"/>
  </office:meta>
</office:document-meta>
</file>